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A000001C58A961991481C85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n1" text:anchor-type="char" svg:width="6.9252in" svg:height="3.7252in" draw:z-index="0"><draw:image xlink:href="Pictures/100000010000034A000001C58A961991481C85B0.png" xlink:type="simple" xlink:show="embed" xlink:actuate="onLoad" draw:mime-type="image/png"/></draw:frame><text:s/></text:p>
      <text:p text:style-name="Preformatted_20_Text"/>
      <text:p text:style-name="Preformatted_20_Text"><text:s/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7T20:21:08.465000000</dc:date>
    <meta:editing-duration>PT1H14M5S</meta:editing-duration>
    <meta:editing-cycles>1</meta:editing-cycles>
    <meta:document-statistic meta:table-count="0" meta:image-count="1" meta:object-count="0" meta:page-count="1" meta:paragraph-count="2" meta:word-count="0" meta:character-count="2" meta:non-whitespace-character-count="0"/>
  </office:meta>
</office:document-meta>
</file>